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Leandro RESENDE MATTIOLI</text:p>
      <text:p text:style-name="P8">PHASE: Construction des solutions</text:p>
      <text:p text:style-name="P9">SOUS-PHASE: Solution spécifique</text:p>
      <text:p text:style-name="P9">SEMAINE : 6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Proposition d'une architecture pour la Base de Données centrale (Solution Spécifique)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 + 1h hors seance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9</meta:editing-cycles>
    <meta:editing-duration>PT18M8S</meta:editing-duration>
    <meta:generator>OpenOffice.org/3.3$Unix OpenOffice.org_project/330m20$Build-9567</meta:generator>
    <meta:initial-creator>Gartu Stefana</meta:initial-creator>
    <dc:date>2011-02-22T15:40:26</dc:date>
    <dc:creator>Leandro Mattioli</dc:creator>
    <meta:document-statistic meta:table-count="1" meta:image-count="0" meta:object-count="0" meta:page-count="1" meta:paragraph-count="15" meta:word-count="48" meta:character-count="317"/>
  </office:meta>
</office:document-meta>
</file>